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C++ program to delete a given key from</text:p>
      <text:p text:style-name="P1">// linked list.</text:p>
      <text:p text:style-name="P1">#include &lt;bits/stdc++.h&gt;</text:p>
      <text:p text:style-name="P1">using namespace std;</text:p>
      <text:p text:style-name="P1"/>
      <text:p text:style-name="P1">/* structure for a node */</text:p>
      <text:p text:style-name="P1">class Node {</text:p>
      <text:p text:style-name="P1">public:</text:p>
      <text:p text:style-name="P1"><text:tab/>int data;</text:p>
      <text:p text:style-name="P1"><text:tab/>Node* next;</text:p>
      <text:p text:style-name="P1">};</text:p>
      <text:p text:style-name="P1"/>
      <text:p text:style-name="P1">/* Function to insert a node at the beginning of</text:p>
      <text:p text:style-name="P1">a Circular linked list */</text:p>
      <text:p text:style-name="P1">void push(Node** head_ref, int data)</text:p>
      <text:p text:style-name="P1">{</text:p>
      <text:p text:style-name="P1"><text:tab/>// Create a new node and make head as next</text:p>
      <text:p text:style-name="P1"><text:tab/>// of it.</text:p>
      <text:p text:style-name="P1"><text:tab/>Node* ptr1 = new Node();</text:p>
      <text:p text:style-name="P1"><text:tab/>ptr1-&gt;data = data;</text:p>
      <text:p text:style-name="P1"><text:tab/>ptr1-&gt;next = *head_ref;</text:p>
      <text:p text:style-name="P1"/>
      <text:p text:style-name="P1"><text:tab/>/* If linked list is not NULL then set the</text:p>
      <text:p text:style-name="P1"><text:tab/>next of last node */</text:p>
      <text:p text:style-name="P1"><text:tab/>if (*head_ref != NULL)</text:p>
      <text:p text:style-name="P1"><text:tab/>{</text:p>
      <text:p text:style-name="P1"><text:tab/><text:tab/>// Find the node before head and update</text:p>
      <text:p text:style-name="P1"><text:tab/><text:tab/>// next of it.</text:p>
      <text:p text:style-name="P1"><text:tab/><text:tab/>Node* temp = *head_ref;</text:p>
      <text:p text:style-name="P1"><text:tab/><text:tab/>while (temp-&gt;next != *head_ref)</text:p>
      <text:p text:style-name="P1"><text:tab/><text:tab/><text:tab/>temp = temp-&gt;next;</text:p>
      <text:p text:style-name="P1"><text:soft-page-break/><text:tab/><text:tab/>temp-&gt;next = ptr1;</text:p>
      <text:p text:style-name="P1"><text:tab/>}</text:p>
      <text:p text:style-name="P1"><text:tab/>else</text:p>
      <text:p text:style-name="P1"><text:tab/><text:tab/>ptr1-&gt;next = ptr1; /*For the first node */</text:p>
      <text:p text:style-name="P1"/>
      <text:p text:style-name="P1"><text:tab/>*head_ref = ptr1;</text:p>
      <text:p text:style-name="P1">}</text:p>
      <text:p text:style-name="P1"/>
      <text:p text:style-name="P1">/* Function to print nodes in a given</text:p>
      <text:p text:style-name="P1">circular linked list */</text:p>
      <text:p text:style-name="P1">void printList(Node* head)</text:p>
      <text:p text:style-name="P1">{</text:p>
      <text:p text:style-name="P1"><text:tab/>Node* temp = head;</text:p>
      <text:p text:style-name="P1"><text:tab/>if (head != NULL) {</text:p>
      <text:p text:style-name="P1"><text:tab/><text:tab/>do {</text:p>
      <text:p text:style-name="P1"><text:tab/><text:tab/><text:tab/>cout &lt;&lt; temp-&gt;data &lt;&lt; " ";</text:p>
      <text:p text:style-name="P1"><text:tab/><text:tab/><text:tab/>temp = temp-&gt;next;</text:p>
      <text:p text:style-name="P1"><text:tab/><text:tab/>} while (temp != head);</text:p>
      <text:p text:style-name="P1"><text:tab/>}</text:p>
      <text:p text:style-name="P1"/>
      <text:p text:style-name="P1"><text:tab/>cout &lt;&lt; endl;</text:p>
      <text:p text:style-name="P1">}</text:p>
      <text:p text:style-name="P1"/>
      <text:p text:style-name="P1">/* Function to delete a given node from the list */</text:p>
      <text:p text:style-name="P1">void deleteNode(Node** head, int key)</text:p>
      <text:p text:style-name="P1">{</text:p>
      <text:p text:style-name="P1"><text:tab/></text:p>
      <text:p text:style-name="P1"><text:tab/>// If linked list is empty</text:p>
      <text:p text:style-name="P1"><text:tab/>if (*head == NULL)</text:p>
      <text:p text:style-name="P1"><text:tab/><text:tab/>return;</text:p>
      <text:p text:style-name="P1"><text:tab/><text:tab/></text:p>
      <text:p text:style-name="P1"><text:soft-page-break/><text:tab/>// If the list contains only a single node</text:p>
      <text:p text:style-name="P1"><text:tab/>if((*head)-&gt;data==key &amp;&amp; (*head)-&gt;next==*head)</text:p>
      <text:p text:style-name="P1"><text:tab/>{</text:p>
      <text:p text:style-name="P1"><text:tab/><text:tab/>free(*head);</text:p>
      <text:p text:style-name="P1"><text:tab/><text:tab/>*head=NULL;</text:p>
      <text:p text:style-name="P1"><text:tab/><text:tab/>return;</text:p>
      <text:p text:style-name="P1"><text:tab/>}</text:p>
      <text:p text:style-name="P1"><text:tab/></text:p>
      <text:p text:style-name="P1"><text:tab/>Node *last=*head,*d;</text:p>
      <text:p text:style-name="P1"><text:tab/></text:p>
      <text:p text:style-name="P1"><text:tab/>// If head is to be deleted</text:p>
      <text:p text:style-name="P1"><text:tab/>if((*head)-&gt;data==key)</text:p>
      <text:p text:style-name="P1"><text:tab/>{</text:p>
      <text:p text:style-name="P1"><text:tab/><text:tab/></text:p>
      <text:p text:style-name="P1"><text:tab/><text:tab/>// Find the last node of the list</text:p>
      <text:p text:style-name="P1"><text:tab/><text:tab/>while(last-&gt;next!=*head)</text:p>
      <text:p text:style-name="P1"><text:tab/><text:tab/><text:tab/>last=last-&gt;next;</text:p>
      <text:p text:style-name="P1"><text:tab/><text:tab/><text:tab/></text:p>
      <text:p text:style-name="P1"><text:tab/><text:tab/>// Point last node to the next of head i.e.</text:p>
      <text:p text:style-name="P1"><text:tab/><text:tab/>// the second node of the list</text:p>
      <text:p text:style-name="P1"><text:tab/><text:tab/>last-&gt;next=(*head)-&gt;next;</text:p>
      <text:p text:style-name="P1"><text:tab/><text:tab/>free(*head);</text:p>
      <text:p text:style-name="P1"><text:tab/><text:tab/>*head=last-&gt;next;</text:p>
      <text:p text:style-name="P1"><text:tab/>return;</text:p>
      <text:p text:style-name="P1"><text:tab/>}</text:p>
      <text:p text:style-name="P1"><text:tab/></text:p>
      <text:p text:style-name="P1"><text:tab/>// Either the node to be deleted is not found</text:p>
      <text:p text:style-name="P1"><text:tab/>// or the end of list is not reached</text:p>
      <text:p text:style-name="P1"><text:tab/>while(last-&gt;next!=*head&amp;&amp;last-&gt;next-&gt;data!=key)</text:p>
      <text:p text:style-name="P1"><text:tab/>{</text:p>
      <text:p text:style-name="P1"><text:tab/><text:tab/>last=last-&gt;next;</text:p>
      <text:p text:style-name="P1"><text:soft-page-break/><text:tab/>}</text:p>
      <text:p text:style-name="P1"><text:tab/></text:p>
      <text:p text:style-name="P1"><text:tab/>// If node to be deleted was found</text:p>
      <text:p text:style-name="P1"><text:tab/>if(last-&gt;next-&gt;data==key)</text:p>
      <text:p text:style-name="P1"><text:tab/>{</text:p>
      <text:p text:style-name="P1"><text:tab/><text:tab/>d=last-&gt;next;</text:p>
      <text:p text:style-name="P1"><text:tab/><text:tab/>last-&gt;next=d-&gt;next;</text:p>
      <text:p text:style-name="P1"><text:tab/><text:tab/>free(d);</text:p>
      <text:p text:style-name="P1"><text:tab/>}</text:p>
      <text:p text:style-name="P1"><text:tab/>else</text:p>
      <text:p text:style-name="P1"><text:tab/><text:tab/>cout&lt;&lt;"no such keyfound";</text:p>
      <text:p text:style-name="P1"><text:tab/>}</text:p>
      <text:p text:style-name="P1"/>
      <text:p text:style-name="P1">/* Driver code */</text:p>
      <text:p text:style-name="P1">int main()</text:p>
      <text:p text:style-name="P1">{</text:p>
      <text:p text:style-name="P1"><text:tab/>/* Initialize lists as empty */</text:p>
      <text:p text:style-name="P1"><text:tab/>Node* head = NULL;</text:p>
      <text:p text:style-name="P1"/>
      <text:p text:style-name="P1"><text:tab/>/* Created linked list will be 2-&gt;5-&gt;7-&gt;8-&gt;10 */</text:p>
      <text:p text:style-name="P1"><text:tab/>push(&amp;head, 2);</text:p>
      <text:p text:style-name="P1"><text:tab/>push(&amp;head, 5);</text:p>
      <text:p text:style-name="P1"><text:tab/>push(&amp;head, 7);</text:p>
      <text:p text:style-name="P1"><text:tab/>push(&amp;head, 8);</text:p>
      <text:p text:style-name="P1"><text:tab/>push(&amp;head, 10);</text:p>
      <text:p text:style-name="P1"/>
      <text:p text:style-name="P1"><text:tab/>cout &lt;&lt; "List Before Deletion: ";</text:p>
      <text:p text:style-name="P1"><text:tab/>printList(head);</text:p>
      <text:p text:style-name="P1"/>
      <text:p text:style-name="P1"><text:tab/>deleteNode(&amp;head, 7);</text:p>
      <text:p text:style-name="P1"/>
      <text:p text:style-name="P1"><text:soft-page-break/><text:tab/>cout &lt;&lt; "List After Deletion: ";</text:p>
      <text:p text:style-name="P1"><text:tab/>printList(head);</text:p>
      <text:p text:style-name="P1"/>
      <text:p text:style-name="P1"><text:tab/>return 0;</text:p>
      <text:p text:style-name="P1">}</text:p>
      <text:p text:style-name="P1"/>
      <text:p text:style-name="P1">// This is code is contributed by rathbhupend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34:05.262000000</meta:creation-date>
    <dc:date>2022-10-04T10:43:30.294000000</dc:date>
    <meta:editing-duration>PT8M55S</meta:editing-duration>
    <meta:editing-cycles>1</meta:editing-cycles>
    <meta:document-statistic meta:table-count="0" meta:image-count="0" meta:object-count="0" meta:page-count="5" meta:paragraph-count="117" meta:word-count="375" meta:character-count="2214" meta:non-whitespace-character-count="1821"/>
    <meta:generator>LibreOffice/7.3.5.2$Windows_X86_64 LibreOffice_project/184fe81b8c8c30d8b5082578aee2fed2ea847c01</meta:generator>
  </office:meta>
</office:document-meta>
</file>